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"/>
    <style:font-face style:name="Helvetica+2" svg:font-family="Helvetica+2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Helvetica" fo:font-size="8pt" fo:font-weight="bold"/>
    </style:style>
    <style:style style:name="P2" style:family="paragraph" style:parent-style-name="Text_20_body">
      <style:text-properties style:font-name="Helvetica+2" fo:font-size="8pt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quirements Document</text:p>
      <text:p text:style-name="Standard"/>
      <text:p text:style-name="P1">Table of Contents </text:p>
      <text:p text:style-name="P2">1. Introduction 1.1 Purpose 1.2 Scope 1.3 Definitions, acronyms, and abbreviations 1.4 References </text:p>
      <text:p text:style-name="P2">1.5 Overview 2. Overall description </text:p>
      <text:p text:style-name="P2">2.1 Product perspective 2.2 Product functions 2.3 User characteristics 2.4 Constraints </text:p>
      <text:p text:style-name="P2">2.5 Assumptions and dependencies </text:p>
      <text:p text:style-name="P2">3. Specific requirements (See 5.3.1 through 5.3.8 for explanations of possible specific requirements. See also Annex A for several different ways of organizing this section of the SRS.) </text:p>
      <text:p text:style-name="P2">Appendixes Index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"/>
    <style:font-face style:name="Helvetica+2" svg:font-family="Helvetica+2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2-08T12:41:09</meta:creation-date>
    <meta:document-statistic meta:table-count="0" meta:image-count="0" meta:object-count="0" meta:page-count="1" meta:paragraph-count="8" meta:word-count="68" meta:character-count="496"/>
    <dc:date>2017-02-08T12:42:29</dc:date>
    <meta:editing-duration>PT1M20S</meta:editing-duration>
    <meta:editing-cycles>1</meta:editing-cycles>
    <meta:generator>OpenOffice/4.1.2$Unix OpenOffice.org_project/412m3$Build-9782</meta:generator>
  </office:meta>
</office:document-meta>
</file>